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Constructors and <text:span text:style-name="Source_Text"><text:span text:style-name="NormalTok">ToString</text:span></text:span></text:p>
      <text:p text:style-name="Author"><text:a xlink:type="simple" xlink:href="https://csci-1301.github.io/about#authors" office:name=""><text:span text:style-name="Definition">https://csci-1301.github.io/about#authors</text:span></text:a></text:p>
      <text:p text:style-name="Date">May 22, 2024 (01:3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ce writing and using different constructors,</text:p>
        </text:list-item>
        <text:list-item>
          <text:p text:style-name="P1">To understand the role played by <text:span text:style-name="Source_Text"><text:span text:style-name="NormalTok">ToString</text:span></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Source_Text"><text:span text:style-name="NormalTok">ToString</text:span></text:span> to An Existing Class<text:bookmark-end text:name="adding-constructors-and-tostring-to-an-existing-class"/></text:h>
      <text:p text:style-name="First_20_paragraph">As a warm-up, you will practice writing constructors and <text:span text:style-name="Source_Text"><text:span text:style-name="NormalTok">ToString</text:span></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hat wa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Source_Text"><text:span text:style-name="NormalTok">Rectangle</text:span></text:span> that takes two arguments, a length and a width, and uses them to initialize the <text:span text:style-name="Source_Text"><text:span text:style-name="NormalTok">length</text:span></text:span> and <text:span text:style-name="Source_Text"><text:span text:style-name="NormalTok">width</text:span></text:span> attributes.</text:p>
        </text:list-item>
        <text:list-item>
          <text:p text:style-name="P2">Within your <text:span text:style-name="Source_Text"><text:span text:style-name="NormalTok">Main</text:span></text:span> method, you will notice that your <text:span text:style-name="Source_Text"><text:span text:style-name="KeywordTok">new</text:span><text:span text:style-name="NormalTok"><text:s text:c="1"/></text:span><text:span text:style-name="FunctionTok">Rectangle</text:span><text:span text:style-name="OperatorTok">()</text:span></text:span> instantiation statements are now highlighted as errors. This is because <text:span text:style-name="Source_Text"><text:span text:style-name="NormalTok">Rectangle</text:span></text:span> no longer has a zero-argument (or “no-args”) constructor. Change each instantiation statement to call your new two-arguments constructor. Use the initial length and width values that you previously used in <text:span text:style-name="Source_Text"><text:span text:style-name="FunctionTok">SetLength</text:span><text:span text:style-name="OperatorTok">()</text:span></text:span> and <text:span text:style-name="Source_Text"><text:span text:style-name="FunctionTok">SetWidth</text:span><text:span text:style-name="OperatorTok">()</text:span></text:span>.</text:p>
        </text:list-item>
        <text:list-item>
          <text:p text:style-name="P2">Compile and execute your program and ensure your Rectangles still behave as expected.</text:p>
        </text:list-item>
      </text:list>
      <text:h text:style-name="Heading_20_2" text:outline-level="2"><text:bookmark-start text:name="a-tostring-method"/>A <text:span text:style-name="Source_Text"><text:span text:style-name="NormalTok">ToString</text:span></text:span> Method<text:bookmark-end text:name="a-tostring-method"/></text:h>
      <text:p text:style-name="First_20_paragraph">In the <text:span text:style-name="Source_Text"><text:span text:style-name="NormalTok">Main</text:span></text:span> method of your program, you should have one or more statements that display the length and width of a Rectangle. For example, you may have used one when testing if your <text:span text:style-name="Source_Text"><text:span text:style-name="NormalTok">Swap</text:span></text:span> method worked as intended; an example is shown below:</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rectangle's length is {myRectangle.GetLength()}"</text:span><text:span text:style-name="NormalTok"><text:s text:c="1"/></text:span><text:span text:style-name="OperatorTok">+</text:span>
</text:p>
      <text:p text:style-name="Preformatted_20_Text">
<text:span text:style-name="NormalTok"><text:s text:c="12"/>$</text:span><text:span text:style-name="StringTok">", its width is {myRectangle.GetWidth()}."</text:span><text:span text:style-name="OperatorTok">);</text:span>
</text:p>
      <text:p text:style-name="Preformatted_20_Text">
<text:span text:style-name="NormalTok">myRectangle</text:span><text:span text:style-name="OperatorTok">.</text:span><text:span text:style-name="FunctionTok">Swap</text:span><text:span text:style-name="OperatorTok">();</text:span>
</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rectangle's length is {myRectangle.GetLength()}"</text:span><text:span text:style-name="NormalTok"><text:s text:c="1"/></text:span><text:span text:style-name="OperatorTok">+</text:span>
</text:p>
      <text:p text:style-name="Preformatted_20_Text">
<text:span text:style-name="NormalTok"><text:s text:c="12"/>$</text:span><text:span text:style-name="StringTok">", its width is {myRectangle.GetWidth()}.)"</text:span><text:span text:style-name="OperatorTok">;</text:span>
</text:p>
      <text:p text:style-name="First_20_paragraph">We will add a <text:span text:style-name="Source_Text"><text:span text:style-name="NormalTok">ToString</text:span></text:span> method to <text:span text:style-name="Source_Text"><text:span text:style-name="NormalTok">Rectangle</text:span></text:span> to make it easier to display this information repeatedly.</text:p>
      <text:list text:style-name="L3">
        <text:list-item>
          <text:p text:style-name="P3">In “Rectangle.cs”, add the following method to the <text:span text:style-name="Source_Text"><text:span text:style-name="NormalTok">Rectangle</text:span></text:span> class:</text:p>
          <text:p text:style-name="Preformatted_20_Text">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OperatorTok">{</text:span>
</text:p>
          <text:p text:style-name="Preformatted_20_Text">
<text:span text:style-name="NormalTok"><text:s text:c="4"/></text:span><text:span text:style-name="KeywordTok">return</text:span><text:span text:style-name="NormalTok"><text:s text:c="1"/>$</text:span><text:span text:style-name="StringTok">"Rectangle with length {length} and width {width}.</text:span><text:span text:style-name="SpecialCharTok">\n</text:span><text:span text:style-name="StringTok">"</text:span><text:span text:style-name="OperatorTok">;</text:span>
</text:p>
          <text:p text:style-name="Preformatted_20_Text">
<text:span text:style-name="OperatorTok">}</text:span>
</text:p>
        </text:list-item>
        <text:list-item>
          <text:p text:style-name="P3">Within your <text:span text:style-name="Source_Text"><text:span text:style-name="NormalTok">Main</text:span></text:span> method, find a <text:span text:style-name="Source_Text"><text:span text:style-name="NormalTok">WriteLine</text:span></text:span> statement that displays the length and width of a <text:span text:style-name="Source_Text"><text:span text:style-name="NormalTok">Rectangle</text:span></text:span>, and replace the calls to <text:span text:style-name="Source_Text"><text:span text:style-name="NormalTok">GetLength</text:span></text:span> and <text:span text:style-name="Source_Text"><text:span text:style-name="NormalTok">GetWidth</text:span></text:span> with a single call to <text:span text:style-name="Source_Text"><text:span text:style-name="NormalTok">ToString</text:span></text:span>. For example, you can replace the statement</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The rectangle's length is {myRectangle.GetLength()}"</text:span><text:span text:style-name="NormalTok"><text:s text:c="1"/></text:span><text:span text:style-name="OperatorTok">+</text:span>
</text:p>
          <text:p text:style-name="Preformatted_20_Text">
<text:span text:style-name="NormalTok"><text:s text:c="8"/>$</text:span><text:span text:style-name="StringTok">", its width is {myRectangle.GetWidth()}."</text:span><text:span text:style-name="OperatorTok">);</text:span>
</text:p>
          <text:p text:style-name="P3">with</text:p>
          <text:p text:style-name="Preformatted_20_Text">
<text:span text:style-name="NormalTok">Console</text:span><text:span text:style-name="OperatorTok">.</text:span><text:span text:style-name="FunctionTok">WriteLine</text:span><text:span text:style-name="OperatorTok">(</text:span><text:span text:style-name="NormalTok">$</text:span><text:span text:style-name="StringTok">"My rectangle: {myRectangle.ToString()}"</text:span><text:span text:style-name="OperatorTok">);</text:span><text:span text:style-name="NormalTok"><text:s text:c="3"/></text:span>
</text:p>
        </text:list-item>
        <text:list-item>
          <text:p text:style-name="P3">Compile and execute your program. What do you observe about the new <text:span text:style-name="Source_Text"><text:span text:style-name="NormalTok">WriteLine</text:span></text:span> statements?</text:p>
        </text:list-item>
      </text:list>
      <text:h text:style-name="Heading_20_1" text:outline-level="1"><text:bookmark-start text:name="a-room-class"/>A Room Class<text:bookmark-end text:name="a-room-class"/></text:h>
      <text:p text:style-name="First_20_paragraph">Now, we will create a new <text:span text:style-name="Source_Text"><text:span text:style-name="NormalTok">Room</text:span></text:span> class. You will be writing the attributes and methods, including a constructor and a <text:span text:style-name="Source_Text"><text:span text:style-name="NormalTok">ToString</text:span></text:span> method.</text:p>
      <text:h text:style-name="Heading_20_2" text:outline-level="2"><text:bookmark-start text:name="initial-set-up"/>Initial Set-Up<text:bookmark-end text:name="initial-set-up"/></text:h>
      <text:p text:style-name="First_20_paragraph">Create a <text:span text:style-name="Source_Text"><text:span text:style-name="NormalTok">Room</text:span></text:span> class with three attributes. They will hold:</text:p>
      <text:list text:style-name="L4">
        <text:list-item>
          <text:p text:style-name="P4">the name of the room,</text:p>
        </text:list-item>
        <text:list-item>
          <text:p text:style-name="P4">the length of the room, and</text:p>
        </text:list-item>
        <text:list-item>
          <text:p text:style-name="P4">the width of the room.</text:p>
        </text:list-item>
      </text:list>
      <text:p text:style-name="First_20_paragraph">Name the attributes the way you want and pick appropriate data types. We will want to be able to store the length and the width of rooms (expressed in meters) using floating point numbers.</text:p>
      <text:p text:style-name="Text_20_body">Create six methods:</text:p>
      <text:list text:style-name="L5">
        <text:list-item>
          <text:p text:style-name="P5">three methods to set the value of each attribute (“setters”)</text:p>
        </text:list-item>
        <text:list-item>
          <text:p text:style-name="P5">three methods to get the value of each attribute (“getters”)</text:p>
        </text:list-item>
      </text:list>
      <text:p text:style-name="First_20_paragraph">To test your <text:span text:style-name="Source_Text"><text:span text:style-name="NormalTok">Room</text:span></text:span> class, you will need to edit your <text:span text:style-name="Source_Text"><text:span text:style-name="NormalTok">Main</text:span></text:span> method. You will need to create a <text:span text:style-name="Source_Text"><text:span text:style-name="NormalTok">Room</text:span></text:span> object. Set the three attributes by asking the user for the rectangle’s name, length, and width. Then display the name of the <text:span text:style-name="Source_Text"><text:span text:style-name="NormalTok">Room</text:span></text:span> object on the screen.</text:p>
      <text:h text:style-name="Heading_20_2" text:outline-level="2"><text:bookmark-start text:name="adding-methods"/>Adding Methods<text:bookmark-end text:name="adding-methods"/></text:h>
      <text:p text:style-name="First_20_paragraph">Now, add two methods:</text:p>
      <text:list text:style-name="L6">
        <text:list-item>
          <text:p text:style-name="P6">A constructor that takes three arguments and uses them to initialize the length, width, and name of the room</text:p>
        </text:list-item>
        <text:list-item>
          <text:p text:style-name="P6">A method that returns the area of the room in square meters</text:p>
        </text:list-item>
      </text:list>
      <text:p text:style-name="First_20_paragraph">Test them before moving on.</text:p>
      <text:h text:style-name="Heading_20_2" text:outline-level="2"><text:bookmark-start text:name="a-tostring-method-1"/>A <text:span text:style-name="Source_Text"><text:span text:style-name="NormalTok">ToString</text:span></text:span> Method<text:bookmark-end text:name="a-tostring-method-1"/></text:h>
      <text:p text:style-name="First_20_paragraph">This final part will guide you in writing your own <text:span text:style-name="Source_Text"><text:span text:style-name="NormalTok">ToString</text:span></text:span> method.</text:p>
      <text:list text:style-name="L7">
        <text:list-item>
          <text:p text:style-name="P7">To understand the need for such a method, start by trying to display an object “directly.” In your <text:span text:style-name="Source_Text"><text:span text:style-name="NormalTok">Main</text:span></text:span> method, create a <text:span text:style-name="Source_Text"><text:span text:style-name="NormalTok">Room</text:span></text:span> object called <text:span text:style-name="Source_Text"><text:span text:style-name="NormalTok">myKitchen</text:span></text:span> and write:</text:p>
          <text:p text:style-name="Preformatted_20_Text">
<text:span text:style-name="NormalTok">Console</text:span><text:span text:style-name="OperatorTok">.</text:span><text:span text:style-name="FunctionTok">WriteLine</text:span><text:span text:style-name="OperatorTok">(</text:span><text:span text:style-name="NormalTok">myKitchen</text:span><text:span text:style-name="OperatorTok">);</text:span>
</text:p>
          <text:p text:style-name="P7">Compile and execute your program. Is the information displayed on the screen what you expected? Is it useful?</text:p>
        </text:list-item>
        <text:list-item>
          <text:p text:style-name="P7">Add the following to your <text:span text:style-name="Source_Text"><text:span text:style-name="NormalTok">Room</text:span></text:span> class:</text:p>
          <text:p text:style-name="Preformatted_20_Text">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
</text:p>
          <text:p text:style-name="Preformatted_20_Text">
<text:span text:style-name="OperatorTok">{</text:span>
</text:p>
          <text:p text:style-name="Preformatted_20_Text">
<text:span text:style-name="NormalTok"><text:s text:c="6"/></text:span><text:span text:style-name="KeywordTok">return</text:span><text:span text:style-name="NormalTok"><text:s text:c="1"/></text:span><text:span text:style-name="StringTok">"The name of the room is..."</text:span><text:span text:style-name="OperatorTok">;</text:span>
</text:p>
          <text:p text:style-name="Preformatted_20_Text">
<text:span text:style-name="OperatorTok">}</text:span>
</text:p>
        </text:list-item>
        <text:list-item>
          <text:p text:style-name="P7">Test this method by adding the following to your <text:span text:style-name="Source_Text"><text:span text:style-name="NormalTok">Main</text:span></text:span> method:</text:p>
          <text:p text:style-name="Preformatted_20_Text">
<text:span text:style-name="NormalTok">Console</text:span><text:span text:style-name="OperatorTok">.</text:span><text:span text:style-name="FunctionTok">WriteLine</text:span><text:span text:style-name="OperatorTok">(</text:span><text:span text:style-name="NormalTok">myKitchen</text:span><text:span text:style-name="OperatorTok">.</text:span><text:span text:style-name="FunctionTok">ToString</text:span><text:span text:style-name="OperatorTok">());</text:span>
</text:p>
        </text:list-item>
        <text:list-item>
          <text:p text:style-name="P7">Remove <text:span text:style-name="Source_Text"><text:span text:style-name="OperatorTok">.</text:span><text:span text:style-name="FunctionTok">ToString</text:span><text:span text:style-name="OperatorTok">()</text:span></text:span> from the previous statement and execute your program again. Did something change?</text:p>
        </text:list-item>
        <text:list-item>
          <text:p text:style-name="P7">“Expand” this method by having it return a more meaningful string. This string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part is here to help you understand that the data stored in attributes is not necessarily the data displayed by the <text:span text:style-name="Source_Text"><text:span text:style-name="NormalTok">ToString</text:span></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8">1 meter = 3.28084 feet,</text:p>
        </text:list-item>
        <text:list-item>
          <text:p text:style-name="P8">1 foot = 0.3048 meter,</text:p>
        </text:list-item>
      </text:list>
      <text:p text:style-name="First_20_paragraph">add four methods to your class:</text:p>
      <text:list text:style-name="L9">
        <text:list-item>
          <text:p text:style-name="P9">A method that returns the width of the room in feet,</text:p>
        </text:list-item>
        <text:list-item>
          <text:p text:style-name="P9">A method that returns the length of the room in feet,</text:p>
        </text:list-item>
        <text:list-item>
          <text:p text:style-name="P9">A method that returns the area of the room in square feet,</text:p>
        </text:list-item>
      </text:list>
      <text:p text:style-name="First_20_paragraph">Then edit your <text:span text:style-name="Source_Text"><text:span text:style-name="NormalTok">ToString</text:span></text:span> method to display the dimensions of the rooms in both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16Z</meta:creation-date>
    <dc:date>2024-05-22T17:31:16Z</dc:date>
    <meta:user-defined meta:name="date" meta:value-type="string">May  22, 2024 (01:3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